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b4eb" officeooo:paragraph-rsid="0008b4eb"/>
    </style:style>
    <style:style style:name="P2" style:family="paragraph" style:parent-style-name="Standard">
      <style:paragraph-properties fo:text-align="justify" style:justify-single-word="false"/>
      <style:text-properties officeooo:rsid="0008b4eb" officeooo:paragraph-rsid="0008b4eb"/>
    </style:style>
    <style:style style:name="P3" style:family="paragraph" style:parent-style-name="Standard">
      <style:text-properties officeooo:rsid="0008b4eb" officeooo:paragraph-rsid="000c8dce"/>
    </style:style>
    <style:style style:name="P4" style:family="paragraph" style:parent-style-name="Standard">
      <style:text-properties officeooo:rsid="0008b4eb" officeooo:paragraph-rsid="000f771b"/>
    </style:style>
    <style:style style:name="P5" style:family="paragraph" style:parent-style-name="Standard">
      <style:text-properties officeooo:rsid="0008b4eb" officeooo:paragraph-rsid="001065a3"/>
    </style:style>
    <style:style style:name="P6" style:family="paragraph" style:parent-style-name="Standard">
      <style:text-properties fo:font-size="16pt" fo:font-weight="bold" officeooo:rsid="0008b4eb" officeooo:paragraph-rsid="0008b4eb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8b4eb" officeooo:paragraph-rsid="00092797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8b4eb" officeooo:paragraph-rsid="000c8dce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000000" fo:font-size="12pt" fo:font-weight="normal" officeooo:rsid="00092626" officeooo:paragraph-rsid="00092626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4pt" fo:font-weight="bold" officeooo:rsid="0008b4eb" officeooo:paragraph-rsid="0008b4eb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8b4eb" officeooo:paragraph-rsid="000f2d1d" style:font-size-asian="14pt" style:font-weight-asian="bold" style:font-size-complex="14pt" style:font-weight-complex="bold"/>
    </style:style>
    <style:style style:name="P12" style:family="paragraph" style:parent-style-name="Standard" style:list-style-name="L1">
      <style:text-properties fo:font-size="14pt" fo:font-weight="bold" officeooo:rsid="00171790" officeooo:paragraph-rsid="000f771b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text-properties officeooo:rsid="00171790" officeooo:paragraph-rsid="000f771b"/>
    </style:style>
    <style:style style:name="P14" style:family="paragraph" style:parent-style-name="Standard" style:list-style-name="L1">
      <style:text-properties officeooo:rsid="00171790" officeooo:paragraph-rsid="001065a3"/>
    </style:style>
    <style:style style:name="P15" style:family="paragraph" style:parent-style-name="Standard">
      <style:text-properties officeooo:rsid="00171790" officeooo:paragraph-rsid="000f2d1d"/>
    </style:style>
    <style:style style:name="P16" style:family="paragraph" style:parent-style-name="Standard">
      <style:text-properties officeooo:rsid="00171790" officeooo:paragraph-rsid="000f771b"/>
    </style:style>
    <style:style style:name="P17" style:family="paragraph" style:parent-style-name="Standard" style:list-style-name="L1">
      <style:text-properties officeooo:rsid="001065a3" officeooo:paragraph-rsid="001065a3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5pt" fo:font-weight="bold" officeooo:rsid="0008b4eb" style:font-size-asian="15pt" style:font-weight-asian="bold" style:font-size-complex="15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ff3333" fo:font-size="14pt" style:font-size-asian="14pt" style:font-size-complex="14pt"/>
    </style:style>
    <style:style style:name="T7" style:family="text">
      <style:text-properties fo:color="#ff3333" fo:font-size="14pt" officeooo:rsid="000c8dce" style:font-size-asian="14pt" style:font-size-complex="14pt"/>
    </style:style>
    <style:style style:name="T8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092626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0c8dce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0f2d1d" style:font-size-asian="12pt" style:font-weight-asian="normal" style:font-size-complex="12pt" style:font-weight-complex="normal"/>
    </style:style>
    <style:style style:name="T13" style:family="text">
      <style:text-properties fo:color="#000000" fo:font-size="12pt" fo:font-weight="normal" officeooo:rsid="00092626" style:font-size-asian="12pt" style:font-weight-asian="normal" style:font-size-complex="12pt" style:font-weight-complex="normal"/>
    </style:style>
    <style:style style:name="T14" style:family="text">
      <style:text-properties officeooo:rsid="000f2d1d"/>
    </style:style>
    <style:style style:name="T15" style:family="text">
      <style:text-properties officeooo:rsid="0018a8f4"/>
    </style:style>
    <style:style style:name="T16" style:family="text">
      <style:text-properties officeooo:rsid="001717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1"/><text:span text:style-name="T2">IMPLEMENTATION</text:span></text:p>
      <text:p text:style-name="Standard"/>
      <text:p text:style-name="P1"><text:span text:style-name="T5">STEP1:</text:span> <text:s text:c="2"/><text:span text:style-name="T8">Retrieve and Use OAuth 2.0 Credentials</text:span></text:p>
      <text:p text:style-name="P1"><text:s text:c="21"/>To find project's client ID and client secret, do the following:</text:p>
      <text:p text:style-name="P1"/>
      <text:p text:style-name="P1"><text:s text:c="21"/>1. Go to the <text:span text:style-name="T3">Google</text:span> Developers Console.</text:p>
      <text:p text:style-name="P1"><text:s text:c="21"/>2. Select a project, or create a new one.</text:p>
      <text:p text:style-name="P2"><text:s text:c="21"/>3. In the sidebar on the left, expand APIs &amp; auth.</text:p>
      <text:p text:style-name="P2"><text:s text:c="25"/>Next, click APIs. Select the Enabled <text:s text:c="3"/>APIs link in the API section to see a</text:p>
      <text:p text:style-name="P2"><text:s text:c="25"/>list of all your enabled APIs.</text:p>
      <text:p text:style-name="P2"><text:s text:c="21"/>4. Make sure that the Drive API is on the list of enabled APIs.If you have not</text:p>
      <text:p text:style-name="P2"><text:tab/><text:tab/> enabled <text:s/>it, select the API from the list of APIs, then</text:p>
      <text:p text:style-name="P2"><text:tab/><text:tab/> select the Enable API button for the API.</text:p>
      <text:p text:style-name="P1"><text:s text:c="20"/>5. <text:s/>In the sidebar on the left, select Credentials.If you haven't done so already, create <text:s text:c="18"/><text:tab/><text:tab/> your project's OAuth 2.0 credentials by clicking Create new Client ID,</text:p>
      <text:p text:style-name="P1"><text:tab/><text:tab/> and providing the information needed to create the credentials.</text:p>
      <text:p text:style-name="P1"><text:tab/> <text:s text:c="7"/>6. <text:s/>Look for the Client ID and Client secret in the table associated with each of your <text:tab/><text:tab/> credentials. </text:p>
      <text:p text:style-name="P1"/>
      <text:p text:style-name="P1"><text:span text:style-name="T5">STEP2: </text:span><text:s/><text:span text:style-name="T8">Use OAuth 2.0 credentials</text:span></text:p>
      <text:p text:style-name="P4"><text:s text:c="20"/>Once OAuth 2.0 credentials have been retrieved as documented, they can be used to <text:s/><text:tab/> <text:s text:c="7"/>authorize a Drive service object and send requests to the API. </text:p>
      <text:p text:style-name="P4"><text:span text:style-name="T16"><text:s text:c="18"/></text:span></text:p>
      <text:p text:style-name="P4"><text:span text:style-name="T16"><text:s text:c="20"/>Created a class named “GDocBotServlet” to fetch the Authorization URL.</text:span></text:p>
      <text:p text:style-name="P4"><text:tab/> <text:s text:c="8"/></text:p>
      <text:p text:style-name="P5"><text:tab/> <text:s text:c="7"/><text:span text:style-name="T16">After user authorizes, it'll be re-directed to callback url which should be same as you <text:tab/> <text:s text:c="7"/>specified in credential.</text:span></text:p>
      <text:p text:style-name="P5"/>
      <text:list xml:id="list8334976289918780327" text:style-name="L1">
        <text:list-header>
          <text:p text:style-name="P14"><text:s text:c="8"/>From the call back URL <text:span text:style-name="T15">authorization_code</text:span> is extracted and forwarded to Class named </text:p>
          <text:list>
            <text:list-header>
              <text:p text:style-name="P17"><text:s text:c="2"/>“GDocConnect” where method to get access_token is written.</text:p>
            </text:list-header>
          </text:list>
        </text:list-header>
      </text:list>
      <text:p text:style-name="P1"/>
      <text:p text:style-name="P1"/>
      <text:p text:style-name="P6"><text:span text:style-name="T4">STEP3:</text:span> <text:span text:style-name="T6">Instantiate a service object</text:span></text:p>
      <text:p text:style-name="P7"><text:span text:style-name="T6"><text:s text:c="4"/><text:tab/> <text:s text:c="7"/></text:span><text:span text:style-name="T13">static Drive buildService(GoogleCredential credentials)</text:span></text:p>
      <text:p text:style-name="P7"><text:span text:style-name="T13"><text:s text:c="21"/>{</text:span></text:p>
      <text:p text:style-name="P9"><text:s text:c="3"/><text:tab/> <text:s text:c="7"/><text:tab/> <text:tab/>HttpTransport httpTransport = new NetHttpTransport();</text:p>
      <text:p text:style-name="P9"><text:s text:c="4"/><text:tab/> <text:s text:c="8"/><text:tab/> <text:tab/>JacksonFactory jsonFactory = new JacksonFactory();</text:p>
      <text:p text:style-name="P9"><text:tab/> <text:s text:c="9"/><text:tab/><text:tab/>return new Drive.Builder(httpTransport, jsonFactory, credentials).build();</text:p>
      <text:p text:style-name="P1"><text:span text:style-name="T1"><text:s text:c="12"/></text:span><text:span text:style-name="T9"><text:s text:c="6"/></text:span><text:span text:style-name="T10">}</text:span></text:p>
      <text:p text:style-name="P8"><text:span text:style-name="T4">STEP4</text:span>: <text:span text:style-name="T7">Create Database</text:span></text:p>
      <text:p text:style-name="P3"><text:span text:style-name="T1"><text:s text:c="15"/></text:span><text:span text:style-name="T11">Create a table called GDriveTable with fields email, access_token and expire_in with <text:tab/> <text:s text:c="7"/>email as primary key. Users credentials will be save in the table and is further used to <text:tab/> <text:s text:c="7"/>retrive files in the drive.</text:span></text:p>
      <text:p text:style-name="P3"/>
      <text:p text:style-name="P3"><text:span text:style-name="T11"><text:s text:c="18"/></text:span></text:p>
      <text:p text:style-name="P1"/>
      <text:p text:style-name="P10">STEP5: <text:s/><text:span text:style-name="T12">Function getFiles() gets the list of files in the drive.</text:span></text:p>
      <text:p text:style-name="P10"/>
      <text:p text:style-name="P11"><text:span text:style-name="T14">STEP6: <text:s/></text:span><text:span text:style-name="T12">Function downloadFile() downloads the file present in the file list.</text:span></text:p>
      <text:p text:style-name="P15"/>
      <text:p text:style-name="P16"><text:soft-page-break/></text:p>
      <text:list xml:id="list152624030129697" text:continue-numbering="true" text:style-name="L1">
        <text:list-header>
          <text:p text:style-name="P1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1:42:18.391350764</meta:creation-date>
    <dc:date>2015-07-10T15:26:23.839654300</dc:date>
    <meta:editing-duration>PT3H26M40S</meta:editing-duration>
    <meta:editing-cycles>3</meta:editing-cycles>
    <meta:generator>LibreOffice/4.2.3.3$Linux_X86_64 LibreOffice_project/420m0$Build-3</meta:generator>
    <meta:document-statistic meta:table-count="0" meta:image-count="0" meta:object-count="0" meta:page-count="2" meta:paragraph-count="35" meta:word-count="323" meta:character-count="2508" meta:non-whitespace-character-count="1693"/>
  </office:meta>
</office:document-meta>
</file>